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margin-top="0.212cm" fo:margin-bottom="0.353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029c0b6" style:font-name-asian="Times New Roman2" style:font-size-asian="14pt" style:language-asian="ru" style:country-asian="RU" style:font-style-asian="normal" style:font-weight-asian="normal" style:font-name-complex="Times New Roman2" style:font-size-complex="14pt" style:font-weight-complex="normal"/>
    </style:style>
    <style:style style:name="P2" style:family="paragraph" style:parent-style-name="Standard">
      <style:paragraph-properties fo:text-align="justify" style:justify-single-word="false" style:writing-mode="lr-tb"/>
      <style:text-properties fo:color="#000000" style:font-name="Liberation Sans1" fo:font-size="14pt" officeooo:paragraph-rsid="00207451" style:letter-kerning="true" style:font-name-asian="Arial" style:font-size-asian="14pt" style:language-asian="ru" style:country-asian="RU" style:font-name-complex="Arial Unicode MS" style:font-size-complex="14pt"/>
    </style:style>
    <style:style style:name="P3" style:family="paragraph" style:parent-style-name="Standard">
      <style:paragraph-properties style:writing-mode="lr-tb"/>
      <style:text-properties fo:color="#000000" style:font-name="Liberation Sans1" fo:font-size="14pt" officeooo:paragraph-rsid="00207451" style:letter-kerning="true" style:font-name-asian="Arial" style:font-size-asian="14pt" style:language-asian="ru" style:country-asian="RU" style:font-name-complex="Arial Unicode MS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1" fo:font-size="14pt" fo:language="en" fo:country="US" fo:font-style="normal" style:text-underline-style="none" fo:font-weight="normal" officeooo:paragraph-rsid="0029c0b6" style:letter-kerning="true" style:font-name-asian="Droid Sans Fallback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 style:font-weight-complex="normal"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1" fo:font-size="14pt" fo:font-style="normal" style:text-underline-style="none" fo:font-weight="normal" officeooo:paragraph-rsid="0029c0b6" style:letter-kerning="true" style:font-name-asian="Droid Sans Fallback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paragraph-rsid="00207451" style:letter-kerning="true" style:font-name-asian="Arial" style:font-size-asian="14pt" style:language-asian="ru" style:country-asian="RU" style:font-weight-asian="normal" style:font-name-complex="Arial Unicode MS" style:font-size-complex="14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rsid="00237673" officeooo:paragraph-rsid="00237673" style:font-name-asian="Calibri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1f0444" style:font-name-asian="Calibri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638cf" style:font-name-asian="Calibri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07451" style:font-size-asian="14pt" style:font-size-complex="14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officeooo:paragraph-rsid="0029c0b6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 fo:break-before="pag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Liberation Sans1" fo:font-size="14pt" fo:font-style="normal" style:text-underline-style="none" fo:font-weight="normal" officeooo:paragraph-rsid="001ae29c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style:writing-mode="lr-tb"/>
      <style:text-properties fo:color="#000000" style:font-name="Liberation Sans1" fo:font-size="14pt" officeooo:paragraph-rsid="00207451" style:letter-kerning="true" style:font-name-asian="Arial" style:font-size-asian="14pt" style:language-asian="ru" style:country-asian="RU" style:font-name-complex="Arial Unicode MS" style:font-size-complex="14pt"/>
    </style:style>
    <style:style style:name="P18" style:family="paragraph" style:parent-style-name="Standard">
      <style:paragraph-properties style:writing-mode="lr-tb"/>
      <style:text-properties fo:font-variant="normal" fo:text-transform="none" fo:color="#000000" style:font-name="Liberation Sans1" fo:font-size="14pt" fo:letter-spacing="normal" fo:font-style="normal" fo:font-weight="normal" officeooo:rsid="00207451" officeooo:paragraph-rsid="00207451" style:letter-kerning="true" style:font-name-asian="Arial" style:font-size-asian="14pt" style:language-asian="ru" style:country-asian="RU" style:font-name-complex="Arial Unicode MS" style:font-size-complex="14pt"/>
    </style:style>
    <style:style style:name="P19" style:family="paragraph" style:parent-style-name="Text_20_body" style:master-page-name="Standard">
      <style:paragraph-properties fo:margin-left="1.249cm" fo:margin-right="0cm" fo:text-align="center" style:justify-single-word="false" fo:text-indent="0cm" style:auto-text-indent="false" style:page-number="auto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2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paragraph-rsid="002bfa31" style:font-size-asian="14pt" style:font-style-asian="normal" style:font-weight-asian="normal" style:font-size-complex="14pt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2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rsid="001ae29c" officeooo:paragraph-rsid="001ae29c" style:font-size-asian="14pt" style:font-style-asian="normal" style:font-weight-asian="normal" style:font-size-complex="14pt"/>
    </style:style>
    <style:style style:name="P25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ize-complex="14pt"/>
    </style:style>
    <style:style style:name="P27" style:family="paragraph" style:parent-style-name="List_20_Paragraph" style:list-style-name="WWNum2">
      <style:paragraph-properties fo:margin-left="0cm" fo:margin-right="0cm" fo:margin-top="0cm" fo:margin-bottom="0cm" loext:contextual-spacing="true" fo:line-height="100%" fo:orphans="0" fo:widows="0" fo:hyphenation-ladder-count="no-limit" fo:text-indent="-0.635cm" style:auto-text-indent="false"/>
      <style:text-properties style:font-name="Liberation Sans1" fo:font-size="14pt" fo:language="en" fo:country="US" fo:font-style="normal" style:text-underline-style="none" fo:font-weight="normal" officeooo:paragraph-rsid="0029c0b6" style:letter-kerning="true" style:font-name-asian="Droid Sans Fallback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 style:font-weight-complex="normal" fo:hyphenate="false" fo:hyphenation-remain-char-count="2" fo:hyphenation-push-char-count="2"/>
    </style:style>
    <style:style style:name="P28" style:family="paragraph" style:parent-style-name="List_20_Paragraph" style:list-style-name="WWNum2">
      <style:paragraph-properties fo:margin-left="0cm" fo:margin-right="0cm" fo:margin-top="0cm" fo:margin-bottom="0cm" loext:contextual-spacing="true" fo:text-align="justify" style:justify-single-word="false" fo:text-indent="-0.635cm" style:auto-text-indent="false"/>
      <style:text-properties style:font-name="Liberation Sans1" fo:font-size="14pt" fo:language="en" fo:country="US" fo:font-style="normal" style:text-underline-style="none" fo:font-weight="normal" officeooo:paragraph-rsid="0029c0b6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9" style:family="paragraph" style:parent-style-name="List_20_Paragraph" style:list-style-name="WWNum2">
      <style:paragraph-properties fo:margin-left="0cm" fo:margin-right="0cm" fo:margin-top="0cm" fo:margin-bottom="0cm" loext:contextual-spacing="true" fo:text-indent="-0.635cm" style:auto-text-indent="false"/>
      <style:text-properties style:font-name="Liberation Sans1" fo:font-size="14pt" fo:language="en" fo:country="US" fo:font-style="normal" style:text-underline-style="none" fo:font-weight="normal" officeooo:paragraph-rsid="0029c0b6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0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language="en" fo:country="US" fo:font-style="normal" style:text-underline-style="none" fo:font-weight="normal" officeooo:paragraph-rsid="0029c0b6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1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3" style:family="paragraph" style:parent-style-name="List_20_Paragraph">
      <style:paragraph-properties fo:margin-left="0cm" fo:margin-right="0cm" fo:margin-top="0cm" fo:margin-bottom="0cm" loext:contextual-spacing="true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4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29c0b6" style:font-name-asian="Calibri1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5" style:family="paragraph" style:parent-style-name="List_20_Paragraph" style:master-page-name="">
      <loext:graphic-properties draw:fill="none"/>
      <style:paragraph-properties fo:margin-left="0cm" fo:margin-right="0cm" fo:margin-top="0cm" fo:margin-bottom="0cm" loext:contextual-spacing="tru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ans1" fo:font-size="14pt" fo:font-style="normal" style:text-underline-style="none" fo:font-weight="normal" officeooo:paragraph-rsid="0029c0b6" style:font-name-asian="Calibri1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6" style:family="paragraph" style:parent-style-name="List_20_Paragraph" style:list-style-name="WWNum2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No_20_Spacing">
      <style:text-properties style:font-name="Liberation Sans1" fo:font-size="14pt" fo:language="en" fo:country="US" fo:font-style="normal" style:text-underline-style="none" fo:font-weight="normal" officeooo:paragraph-rsid="001ae29c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8" style:family="paragraph" style:parent-style-name="No_20_Spacing">
      <style:text-properties style:font-name="Liberation Sans1" fo:font-size="14pt" fo:font-style="normal" style:text-underline-style="none" fo:font-weight="normal" officeooo:paragraph-rsid="001ae29c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color="#000000" fo:letter-spacing="normal" fo:font-style="normal" officeooo:rsid="0018b807"/>
    </style:style>
    <style:style style:name="T2" style:family="text">
      <style:text-properties fo:font-variant="normal" fo:text-transform="none" fo:color="#000000" fo:letter-spacing="normal" fo:font-style="normal" officeooo:rsid="00207451"/>
    </style:style>
    <style:style style:name="T3" style:family="text">
      <style:text-properties fo:font-variant="normal" fo:text-transform="none" fo:color="#000000" fo:letter-spacing="normal" fo:font-style="normal" officeooo:rsid="00207451" style:letter-kerning="true" style:font-name-asian="Arial" style:language-asian="ru" style:country-asian="RU" style:font-name-complex="Arial Unicode MS"/>
    </style:style>
    <style:style style:name="T4" style:family="text">
      <style:text-properties fo:font-variant="normal" fo:text-transform="none" fo:color="#000000" fo:letter-spacing="normal" fo:font-style="normal" officeooo:rsid="0018b807" style:font-size-asian="14pt" style:font-size-complex="14pt"/>
    </style:style>
    <style:style style:name="T5" style:family="text">
      <style:text-properties fo:font-variant="normal" fo:text-transform="none" fo:color="#000000" fo:letter-spacing="normal" fo:font-style="normal" officeooo:rsid="002bfa31" style:font-size-asian="14pt" style:font-size-complex="14pt"/>
    </style:style>
    <style:style style:name="T6" style:family="text">
      <style:text-properties fo:font-variant="normal" fo:text-transform="none" fo:color="#000000" fo:letter-spacing="normal" fo:font-style="normal" officeooo:rsid="002bfa31"/>
    </style:style>
    <style:style style:name="T7" style:family="text">
      <style:text-properties fo:font-variant="normal" fo:text-transform="none" fo:color="#000000" style:font-name="Times New Roman1" fo:letter-spacing="normal" fo:font-style="normal" officeooo:rsid="00207451" style:letter-kerning="true" style:font-name-asian="Arial" style:language-asian="ru" style:country-asian="RU" style:font-name-complex="Arial Unicode MS"/>
    </style:style>
    <style:style style:name="T8" style:family="text">
      <style:text-properties officeooo:rsid="0018b807"/>
    </style:style>
    <style:style style:name="T9" style:family="text">
      <style:text-properties officeooo:rsid="001ae29c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complex="Times New Roman2"/>
    </style:style>
    <style:style style:name="T12" style:family="text">
      <style:text-properties fo:language="en" fo:country="US" style:font-name-asian="Times New Roman2" style:font-name-complex="Times New Roman2"/>
    </style:style>
    <style:style style:name="T13" style:family="text">
      <style:text-properties fo:language="en" fo:country="US" style:letter-kerning="true" style:font-name-asian="Droid Sans Fallback" style:language-asian="zh" style:country-asian="CN" style:font-name-complex="Times New Roman2" style:language-complex="hi" style:country-complex="IN"/>
    </style:style>
    <style:style style:name="T14" style:family="text">
      <style:text-properties fo:language="en" fo:country="US" style:letter-kerning="true" fo:background-color="transparent" loext:char-shading-value="0" style:font-name-asian="Droid Sans Fallback" style:language-asian="zh" style:country-asian="CN" style:font-name-complex="Times New Roman2" style:language-complex="hi" style:country-complex="IN"/>
    </style:style>
    <style:style style:name="T15" style:family="text">
      <style:text-properties fo:language="en" fo:country="US" officeooo:rsid="0029c0b6" style:letter-kerning="true" fo:background-color="transparent" loext:char-shading-value="0" style:font-name-asian="Droid Sans Fallback" style:language-asian="zh" style:country-asian="CN" style:font-name-complex="Times New Roman2" style:language-complex="hi" style:country-complex="IN"/>
    </style:style>
    <style:style style:name="T16" style:family="text">
      <style:text-properties style:font-name-complex="Times New Roman2"/>
    </style:style>
    <style:style style:name="T17" style:family="text">
      <style:text-properties officeooo:rsid="001f0444"/>
    </style:style>
    <style:style style:name="T18" style:family="text">
      <style:text-properties fo:color="#000000" fo:font-weight="normal" style:letter-kerning="true" style:font-name-asian="Arial" style:language-asian="ru" style:country-asian="RU" style:font-weight-asian="normal" style:font-name-complex="Arial Unicode MS" style:font-weight-complex="normal"/>
    </style:style>
    <style:style style:name="T19" style:family="text">
      <style:text-properties officeooo:rsid="00207451"/>
    </style:style>
    <style:style style:name="T20" style:family="text">
      <style:text-properties fo:font-weight="normal" style:font-name-asian="Calibri1" style:font-weight-asian="normal" style:font-weight-complex="normal"/>
    </style:style>
    <style:style style:name="T21" style:family="text">
      <style:text-properties style:font-name-asian="Times New Roman2"/>
    </style:style>
    <style:style style:name="T22" style:family="text">
      <style:text-properties style:letter-kerning="true" style:font-name-asian="Droid Sans Fallback" style:language-asian="zh" style:country-asian="CN" style:font-name-complex="Times New Roman2" style:language-complex="hi" style:country-complex="IN"/>
    </style:style>
    <style:style style:name="T23" style:family="text">
      <style:text-properties style:letter-kerning="true" style:font-name-asian="Times New Roman2" style:language-asian="zh" style:country-asian="CN" style:font-name-complex="Times New Roman2" style:language-complex="hi" style:country-complex="IN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29c0b6" fo:background-color="#ffffff" loext:char-shading-value="0"/>
    </style:style>
    <style:style style:name="T26" style:family="text">
      <style:text-properties style:font-style-complex="italic"/>
    </style:style>
    <style:style style:name="T27" style:family="text">
      <style:text-properties officeooo:rsid="0029c0b6" style:font-style-complex="italic"/>
    </style:style>
    <style:style style:name="T28" style:family="text">
      <style:text-properties officeooo:rsid="0029c0b6"/>
    </style:style>
    <style:style style:name="T29" style:family="text">
      <style:text-properties style:font-name="Times New Roman1"/>
    </style:style>
    <style:style style:name="T30" style:family="text">
      <style:text-properties officeooo:rsid="002bfa31"/>
    </style:style>
    <style:style style:name="T31" style:family="text">
      <style:text-properties style:font-name="Liberation Sans1"/>
    </style:style>
    <style:style style:name="T32" style:family="text">
      <style:text-properties style:font-name="Liberation Sans1" officeooo:rsid="0029c0b6"/>
    </style:style>
    <style:style style:name="T33" style:family="text">
      <style:text-properties style:font-name="Liberation Sans1" fo:background-color="#ffffff" loext:char-shading-value="0"/>
    </style:style>
    <style:style style:name="T34" style:family="text">
      <style:text-properties style:font-name="Liberation Sans1" officeooo:rsid="0029c0b6" fo:background-color="#ffffff" loext:char-shading-value="0"/>
    </style:style>
    <style:style style:name="T35" style:family="text">
      <style:text-properties style:font-name="Liberation Sans1" style:font-style-complex="italic"/>
    </style:style>
    <style:style style:name="T36" style:family="text">
      <style:text-properties style:font-name="Liberation Sans1" officeooo:rsid="0029c0b6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НАУКИ И ВЫСШЕГО ОБРАЗОВАНИЯ РОССИЙСКОЙ ФЕДЕРАЦИИ</text:p>
      <text:p text:style-name="P21">ФЕДЕРАЛЬНОЕ ГОСУДАРСТВЕННОЕ АВТОНОМНОЕ ОБРАЗОВАТЕЛЬНОЕ УЧРЕЖДЕНИЕ ВЫСШЕГО ОБРАЗОВАНИЯ</text:p>
      <text:p text:style-name="P21">«Национальный исследовательский ядерный университет «МИФИ»</text:p>
      <text:p text:style-name="P21">Обнинский институт атомной энергетики</text:p>
      <text:p text:style-name="P21"/>
      <text:p text:style-name="P23"/>
      <text:p text:style-name="P23"/>
      <text:p text:style-name="P23"/>
      <text:p text:style-name="P23"/>
      <text:p text:style-name="P21">Лабораторная работа №<text:span text:style-name="T19">2</text:span></text:p>
      <text:p text:style-name="P22">«Объекты синхронизации WIN32»</text:p>
      <text:p text:style-name="P24">Вариант <text:span text:style-name="T30">9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25">Выполнила: студентка ОИКС</text:p>
      <text:p text:style-name="P25">3 курса группы ИС-Б17</text:p>
      <text:p text:style-name="P25">Петренко В. Ю.</text:p>
      <text:p text:style-name="P25">Провери<text:span text:style-name="T8">л</text:span>: <text:span text:style-name="T8">Пляскин А. В.</text:span></text:p>
      <text:p text:style-name="P23"/>
      <text:p text:style-name="P23"/>
      <text:p text:style-name="P23"/>
      <text:p text:style-name="P23"/>
      <text:p text:style-name="P21">Обнинск, 2019</text:p>
      <text:p text:style-name="P26"><text:soft-page-break/>Содержание работы: Реализовать в зависимости от задачи варианта один из механизмов синхронизации задач с несколькими потоками выполнения</text:p>
      <text:p text:style-name="P26">Требования:</text:p>
      <text:p text:style-name="P26">1. Использование только вызовов API</text:p>
      <text:p text:style-name="P26">2. Желательно описание внешних вызовов ОС производить непосредственно в своем коде.</text:p>
      <text:p text:style-name="P26">3. Обработка ошибок и их анализ по каждому вызову функций API</text:p>
      <text:p text:style-name="P26">Конечный результат:</text:p>
      <text:p text:style-name="P26">1. Получить требуемую в варианте величину.</text:p>
      <text:p text:style-name="P26">2. Отчет с выводами и анализом результатов. В анализ должны входить оценки вероятностных показателей измеренной в варианте величины.</text:p>
      <text:p text:style-name="P7"><text:span text:style-name="T18"/></text:p>
      <text:p text:style-name="P12"><text:span text:style-name="T1">Вариант </text:span><text:span text:style-name="T6">9: </text:span><text:span text:style-name="T3">Организовать совместное использование мьютекса и события для защиты добавления элемента в очереди. Очередь произвольного формата. Событие сигнализирует чтение из очереди, а мьютекс - запись. Требуется снять статистику по времени использования объектов ядра.</text:span></text:p>
      <text:p text:style-name="P18"/>
      <text:p text:style-name="P13">2. <text:span text:style-name="T9">И</text:span>нструментарий.</text:p>
      <text:p text:style-name="P16">Функция CreateFile создает или открывает каталог, физический диск, том, буфер консоли (CONIN$ или CONOUT$), устройство на магнитной ленте, коммуникационный ресурс, почтовый слот или именованный канал. Функция возвращает дескриптор, который может быть использован для доступа к объекту.</text:p>
      <text:p text:style-name="P37">HANDLE CreateFile(</text:p>
      <text:p text:style-name="P38"><text:span text:style-name="T11"><text:s text:c="2"/>LPCTSTR <text:s/>lpFileName, <text:s text:c="23"/><text:tab/> // </text:span><text:span text:style-name="T16">имя</text:span><text:span text:style-name="T11"> </text:span><text:span text:style-name="T16">файла</text:span></text:p>
      <text:p text:style-name="P38"><text:span text:style-name="T11"><text:s text:c="2"/>DWORD <text:s/>dwDesiredAccess, <text:s text:c="21"/><text:tab/>// </text:span><text:span text:style-name="T16">режим</text:span><text:span text:style-name="T11"> </text:span><text:span text:style-name="T16">доступа</text:span></text:p>
      <text:p text:style-name="P38"><text:span text:style-name="T11"><text:s text:c="2"/>DWORD <text:s/>dwShareMode, <text:s text:c="25"/><text:tab/>// </text:span><text:span text:style-name="T16">совместный</text:span><text:span text:style-name="T11"> </text:span><text:span text:style-name="T16">доступ</text:span></text:p>
      <text:p text:style-name="P38"><text:span text:style-name="T11"><text:s text:c="2"/>LPSECURITY_ATTRIBUTES <text:s/>lpSecurityAttributes, // SD (</text:span><text:span text:style-name="T16">дескр</text:span><text:span text:style-name="T11">. </text:span><text:span text:style-name="T16">защиты</text:span><text:span text:style-name="T11">)</text:span></text:p>
      <text:p text:style-name="P38"><text:span text:style-name="T11"><text:s text:c="2"/>DWORD <text:s/>dwCreationDisposition, <text:s text:c="15"/><text:tab/>// </text:span><text:span text:style-name="T16">как</text:span><text:span text:style-name="T11"> </text:span><text:span text:style-name="T16">действовать</text:span></text:p>
      <text:p text:style-name="P38"><text:span text:style-name="T11"><text:s text:c="2"/>DWORD <text:s/>dwFlagsAndAttributes, <text:s text:c="16"/><text:tab/>// </text:span><text:span text:style-name="T16">атрибуты</text:span><text:span text:style-name="T11"> </text:span><text:span text:style-name="T16">файла</text:span></text:p>
      <text:p text:style-name="P38"><text:span text:style-name="T11"><text:s text:c="2"/>HANDLE <text:s/>hTemplateFile <text:s text:c="23"/><text:tab/>// </text:span><text:span text:style-name="T16">дескр</text:span><text:span text:style-name="T11">.</text:span><text:span text:style-name="T16">шаблона</text:span><text:span text:style-name="T11"> </text:span><text:span text:style-name="T16">файла</text:span></text:p>
      <text:p text:style-name="P37">);</text:p>
      <text:p text:style-name="P37"/>
      <text:list xml:id="list1011344219" text:style-name="WWNum2">
        <text:list-header>
          <text:p text:style-name="P27">CreateThread(lpThreadAttributes:Pointer;</text:p>
        </text:list-header>
      </text:list>
      <text:p text:style-name="P4">dwStackSize:DWORD;</text:p>
      <text:p text:style-name="P4">lpStartAddress:TFNThreadStartRoutine;</text:p>
      <text:p text:style-name="P4">lpParameter:Pointer;</text:p>
      <text:p text:style-name="P4"><text:soft-page-break/>dwCreationFlags:DWORD;</text:p>
      <text:p text:style-name="P4">varlpThreadId:DWORD):THandle;stdcall;</text:p>
      <text:p text:style-name="P4"/>
      <text:p text:style-name="P5"><text:span text:style-name="T13">lpThreadAttribute</text:span><text:span text:style-name="T14">s </text:span><text:span text:style-name="T15">ук</text:span><text:span text:style-name="T22">азатель на структуру типа </text:span><text:span text:style-name="T13">SECURITY</text:span><text:span text:style-name="T22">_</text:span><text:span text:style-name="T13">ATTRIBUTES</text:span><text:span text:style-name="T22">, которая определяет может ли указатель на поток, который вернет функция, быть унаследован дочерним процессом; если значение параметра равно 0, то указатель на поток не может быть унаследован.</text:span></text:p>
      <text:p text:style-name="P5"><text:span text:style-name="T13">dwStackSize</text:span><text:span text:style-name="T23">– </text:span><text:span text:style-name="T22">определяет размер стека для создаваемого потока; если значение параметра 0, то размер стека будет установлен таким же как и для основного потока процесса.</text:span></text:p>
      <text:p text:style-name="P5"><text:span text:style-name="T13">lpStartAddress</text:span><text:span text:style-name="T23">– </text:span><text:span text:style-name="T22">начальный адрес потока, обычно это указатель на функцию, объявленную как </text:span><text:span text:style-name="T13">WINAPI</text:span><text:span text:style-name="T22">, с одним параметром</text:span><text:span text:style-name="T23"> – </text:span><text:span text:style-name="T22">указателем и которая возвращает 32-битный код выхода.</text:span></text:p>
      <text:p text:style-name="P5"><text:span text:style-name="T13">lpParameter</text:span><text:span text:style-name="T23">– </text:span><text:span text:style-name="T22">параметр для функции потока (адрес которой передан в параметре </text:span><text:span text:style-name="T13">lpStartAddress</text:span><text:span text:style-name="T22">).</text:span></text:p>
      <text:p text:style-name="P5"><text:span text:style-name="T13">dwCreationFlags</text:span><text:span text:style-name="T23"> – </text:span><text:span text:style-name="T22">определяет дополнительные флаги, которые управляют созданием потока; если значение параметра </text:span><text:span text:style-name="T13">CREATE</text:span><text:span text:style-name="T22">_</text:span><text:span text:style-name="T13">SUSPENDED</text:span><text:span text:style-name="T22">, то поток создается приостановленным и не будет запущен пока не будет вызвана функция </text:span><text:span text:style-name="T13">ResumeThread</text:span><text:span text:style-name="T22">; если значение параметра 0, то поток запускается сразу же после создания; никакие другие значения не поддерживаются;</text:span></text:p>
      <text:p text:style-name="P5"><text:span text:style-name="T13">lpThreadId</text:span><text:span text:style-name="T23">– </text:span><text:span text:style-name="T22">параметр, в котором будет возвращен идентификатор потока.</text:span></text:p>
      <text:p text:style-name="P6"/>
      <text:p text:style-name="P5"><text:span text:style-name="T22">Если новый поток создан, <text:s/>то функция вернет указатель на него, в случае неудачи значением функции будет </text:span><text:span text:style-name="T13">NULL</text:span><text:span text:style-name="T22">.</text:span></text:p>
      <text:p text:style-name="P6"/>
      <text:list xml:id="list202938668889496" text:continue-numbering="true" text:style-name="WWNum2">
        <text:list-header>
          <text:p text:style-name="P28">TerminateThread(hThread: THandle; dwExitCode: DWORD)</text:p>
        </text:list-header>
      </text:list>
      <text:p text:style-name="P30"/>
      <text:p text:style-name="P31"><text:span text:style-name="T11">hThread</text:span><text:span text:style-name="T16">– указатель на поток, который нужно завершить.</text:span></text:p>
      <text:p text:style-name="P31"><text:span text:style-name="T11">dwExitCode</text:span><text:span text:style-name="T16"> – код выхода завершаемого потока.</text:span></text:p>
      <text:p text:style-name="P32">Функция завершает указанный поток; если завершение потока удалось, то <text:s/>значение функции отлично от нуля, иначе – ноль.</text:p>
      <text:p text:style-name="P32"/>
      <text:list xml:id="list202937260002099" text:continue-numbering="true" text:style-name="WWNum2">
        <text:list-header>
          <text:p text:style-name="P29">CloseHandle(hObject:THandle):BOOL;stdcall;</text:p>
        </text:list-header>
      </text:list>
      <text:p text:style-name="P33">Функциязакрываетуказательнаобъект;есливсеуказателинаобъектзакрыты,тообъектудаляетсяизоперационнойсистемы;вслучаеуспехафункциявозвращаетненулевоезначение,есливызовфункциизавершилсянеудачей,тозначениемфункциибудетноль.</text:p>
      <text:p text:style-name="P33"/>
      <text:list xml:id="list202936787375035" text:continue-numbering="true" text:style-name="WWNum2">
        <text:list-header>
          <text:p text:style-name="P28">QueryPerformanceCounter(varlpPerformanceCount: TLargeInteger): BOOL; stdcall;</text:p>
        </text:list-header>
      </text:list>
      <text:p text:style-name="P31"><text:span text:style-name="T16">Функция возвращает текущее значение счетчика в параметре </text:span><text:span text:style-name="T11">lpPerformanceCount</text:span><text:span text:style-name="T16">.</text:span></text:p>
      <text:p text:style-name="P32"/>
      <text:list xml:id="list202937531525920" text:continue-numbering="true" text:style-name="WWNum2">
        <text:list-header>
          <text:p text:style-name="P28">QueryPerformanceFrequency(varlpFrequency: TLargeInteger): BOOL; stdcall;</text:p>
        </text:list-header>
      </text:list>
      <text:p text:style-name="P34"><text:soft-page-break/>Функция возвращает текущее значение частоты в параметре <text:span text:style-name="T10">lpPerformanceCount</text:span>.</text:p>
      <text:list xml:id="list202937912652675" text:continue-numbering="true" text:style-name="WWNum2">
        <text:list-header>
          <text:p text:style-name="P36"><text:span text:style-name="T11">CloseHandle(hObject:</text:span><text:span text:style-name="T12"> </text:span><text:span text:style-name="T11">THandle):</text:span><text:span text:style-name="T12"> </text:span><text:span text:style-name="T11">BOOL;</text:span><text:span text:style-name="T12"> </text:span><text:span text:style-name="T11">stdcall;</text:span></text:p>
        </text:list-header>
      </text:list>
      <text:p text:style-name="P35">Функция<text:span text:style-name="T21"> </text:span>закрывает<text:span text:style-name="T21"> </text:span>указатель<text:span text:style-name="T21"> </text:span>на<text:span text:style-name="T21"> </text:span>объект;<text:span text:style-name="T21"> </text:span>если<text:span text:style-name="T21"> </text:span>все<text:span text:style-name="T21"> </text:span>указатели<text:span text:style-name="T21"> </text:span>на<text:span text:style-name="T21"> </text:span>объект<text:span text:style-name="T21"> </text:span>закрыты,<text:span text:style-name="T21"> </text:span>то<text:span text:style-name="T21"> </text:span>объект<text:span text:style-name="T21"> </text:span>удаляется<text:span text:style-name="T21"> </text:span>из<text:span text:style-name="T21"> </text:span>операционной<text:span text:style-name="T21"> </text:span>системы;<text:span text:style-name="T21"> </text:span>в<text:span text:style-name="T21"> </text:span>случае<text:span text:style-name="T21"> </text:span>успеха<text:span text:style-name="T21"> </text:span>функция<text:span text:style-name="T21"> </text:span>возвращает<text:span text:style-name="T21"> </text:span>ненулевое<text:span text:style-name="T21"> </text:span>значение,<text:span text:style-name="T21"> </text:span>если<text:span text:style-name="T21"> </text:span>вызов<text:span text:style-name="T21"> </text:span>функции<text:span text:style-name="T21"> </text:span>завершился<text:span text:style-name="T21"> </text:span>неудачей,<text:span text:style-name="T21"> </text:span>то<text:span text:style-name="T21"> </text:span>значением<text:span text:style-name="T21"> </text:span>функции<text:span text:style-name="T21"> </text:span>будет<text:span text:style-name="T21"> </text:span>ноль.</text:p>
      <text:p text:style-name="P13"/>
      <text:p text:style-name="P13">Функция ResumeThread уменьшает счет времени приостановки работы потока. Когда счет времени приостановки работы уменьшается до нуля, выполнение потока продолжается.</text:p>
      <text:p text:style-name="P13">DWORD ResumeThread(</text:p>
      <text:p text:style-name="P14">HANDLE hThread <text:s text:c="4"/>// дескриптор потока</text:p>
      <text:p text:style-name="P14">);</text:p>
      <text:p text:style-name="P13">Функция WaitForSingleObject (link is external)останавливает выполнения программы до тех пор пока объект , идентификатор которого передан в функцию ,не окажется в "сигнальном" состоянии (в частности если передать сюда Handle - "держатель" потока (нити) ,то функция остановит выполнения того потока, в рамках которого она запущена ,до завершения работы того потока, Handle которого ей передали ) - но не дольше указанного временного интервала.</text:p>
      <text:p text:style-name="P15">3. <text:span text:style-name="T9">Алгоритм.</text:span></text:p>
      <text:p text:style-name="P8"/>
      <text:p text:style-name="P15">4. <text:span text:style-name="T17">Р</text:span>езультат<text:span text:style-name="T17">ы</text:span> решен<text:span text:style-name="T17">ной</text:span> задачи;</text:p>
      <text:p text:style-name="P9"/>
      <text:p text:style-name="P10"/>
      <text:p text:style-name="P8"/>
      <text:p text:style-name="P8"/>
      <text:p text:style-name="P8"/>
      <text:p text:style-name="P8"/>
      <text:p text:style-name="P8"/>
      <text:p text:style-name="P11"/>
      <text:p text:style-name="P8"/>
      <text:p text:style-name="P8"/>
      <text:p text:style-name="P8">5. <text:span text:style-name="T17">В</text:span>ыводы.</text:p>
      <text:p text:style-name="P1"><text:span text:style-name="apple-style-span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normal" style:font-size-asian="11pt" style:font-weight-asian="normal"/>
    </style:style>
    <style:style style:name="apple-style-spa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1-29T20:29:36.458282543</dc:date>
    <meta:editing-cycles>19</meta:editing-cycles>
    <meta:editing-duration>PT4H51M54S</meta:editing-duration>
    <meta:generator>LibreOffice/6.0.7.3$Linux_X86_64 LibreOffice_project/00m0$Build-3</meta:generator>
    <meta:document-statistic meta:table-count="0" meta:image-count="0" meta:object-count="0" meta:page-count="6" meta:paragraph-count="65" meta:word-count="584" meta:character-count="5186" meta:non-whitespace-character-count="4506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